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9555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llar to rupee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 table:style-name="ce1" office:value-type="string" calcext:value-type="string">
            <text:p>GDP ($)</text:p>
          </table:table-cell>
          <table:table-cell table:style-name="ce1" office:value-type="string" calcext:value-type="string">
            <text:p>GDP (Rs)</text:p>
          </table:table-cell>
          <table:table-cell table:style-name="ce1" office:value-type="string" calcext:value-type="string">
            <text:p>Government Revenue (Rs)</text:p>
          </table:table-cell>
          <table:table-cell table:style-name="ce1" office:value-type="string" calcext:value-type="string">
            <text:p>Gov Rev to GDP (%)</text:p>
          </table:table-cell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formula="of:=(2.6 * 100000 * 10000000)" office:value-type="float" office:value="2600000000000" calcext:value-type="float">
            <text:p>2600000000000</text:p>
          </table:table-cell>
          <table:table-cell table:formula="of:=[.B4]*[.B1]" office:value-type="float" office:value="182000000000000" calcext:value-type="float">
            <text:p>182000000000000</text:p>
          </table:table-cell>
          <table:table-cell table:formula="of:=(23 * 100000 * 10000000)" office:value-type="float" office:value="23000000000000" calcext:value-type="float">
            <text:p>23000000000000</text:p>
          </table:table-cell>
          <table:table-cell table:formula="of:=ROUND((([.D4]/[.C4]) * 100);2)" office:value-type="float" office:value="12.64" calcext:value-type="float">
            <text:p>12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04-02T13:14:44.612696203</meta:creation-date>
    <meta:generator>LibreOffice/4.1.3.2$Linux_x86 LibreOffice_project/410$Build-2</meta:generator>
    <dc:date>2019-04-02T13:25:01.824035509</dc:date>
    <dc:creator>root </dc:creator>
    <meta:editing-duration>PT2M24S</meta:editing-duration>
    <meta:editing-cycles>2</meta:editing-cycles>
    <meta:document-statistic meta:table-count="1" meta:cell-count="12" meta:object-count="0"/>
  </office:meta>
</office:document-meta>
</file>